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D0000042B278584B24AA1EE2E.png" manifest:media-type="image/png"/>
  <manifest:file-entry manifest:full-path="Pictures/100002010000032D0000042B334C74D442977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1.999cm" svg:height="15.749cm" svg:x="-0.034cm" svg:y="0.001cm">
            <draw:image xlink:href="Pictures/100002010000032D0000042B334C74D442977EC9.png" xlink:type="simple" xlink:show="embed" xlink:actuate="onLoad" draw:mime-type="image/png">
              <text:p/>
            </draw:image>
          </draw:frame>
          <draw:frame draw:style-name="gr1" draw:text-style-name="P1" draw:layer="layout" svg:width="11.999cm" svg:height="15.749cm" svg:x="11.965cm" svg:y="0.001cm">
            <draw:image xlink:href="Pictures/100002010000032D0000042B278584B24AA1EE2E.png" xlink:type="simple" xlink:show="embed" xlink:actuate="onLoad" draw:mime-type="image/png">
              <text:p/>
            </draw:image>
          </draw:frame>
        </draw:g>
        <draw:frame draw:style-name="gr2" draw:text-style-name="P2" draw:layer="layout" svg:width="4.036cm" svg:height="6.65cm" svg:x="23.964cm" svg:y="0cm">
          <draw:text-box>
            <text:p>Could not fit it all into one long image without the text being too small so I put them side by side.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7T10:25:33.693052702</meta:creation-date>
    <dc:date>2021-04-27T10:28:41.874658166</dc:date>
    <meta:editing-duration>PT3M9S</meta:editing-duration>
    <meta:editing-cycles>1</meta:editing-cycles>
    <meta:generator>LibreOffice/7.1.2.2$Linux_X86_64 LibreOffice_project/10$Build-2</meta:generator>
    <meta:document-statistic meta:object-count="27"/>
  </office:meta>
</office:document-meta>
</file>